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基隆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基隆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基隆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587" calcext:value-type="float">
            <text:p>3,58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64" calcext:value-type="float">
            <text:p>3,664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6126" calcext:value-type="float">
            <text:p>6,126</text:p>
          </table:table-cell>
          <table:table-cell table:style-name="ce4" office:value-type="string" calcext:value-type="string">
            <text:p>59.7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2749" calcext:value-type="float">
            <text:p>2,749</text:p>
          </table:table-cell>
          <table:table-cell table:style-name="ce4" office:value-type="string" calcext:value-type="string">
            <text:p>57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53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1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64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65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寮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憲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9" calcext:value-type="float">
            <text:p>229</text:p>
          </table:table-cell>
          <table:table-cell table:style-name="ce4" office:value-type="string" calcext:value-type="string">
            <text:p>55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58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63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52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砂灣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47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真砂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28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入船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63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昭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幸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智誠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禮儀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禮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6" calcext:value-type="float">
            <text:p>226</text:p>
          </table:table-cell>
          <table:table-cell table:style-name="ce4" office:value-type="string" calcext:value-type="string">
            <text:p>65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59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仁愛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53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花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虹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勇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誠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英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曲水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兆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獅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0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風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61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民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正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仙洞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4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定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安樂區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0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定國里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定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一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壯觀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4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鶯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37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寮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67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61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64.8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暖暖區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6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中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堵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暖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暖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暖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碇內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4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碇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4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64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72.8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七堵區</text:p>
          </table:table-cell>
          <table:table-cell table:style-name="ce2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0.6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55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34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69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堵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64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61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堵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3" calcext:value-type="float">
            <text:p>233</text:p>
          </table:table-cell>
          <table:table-cell table:style-name="ce4" office:value-type="string" calcext:value-type="string">
            <text:p>60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67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瑪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瑪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瑪西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友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友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基隆市" style:display-name="PageStyle_基隆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0</meta:creation-date>
    <meta:initial-creator>Apache POI</meta:initial-creator>
    <meta:generator>LibreOffice/6.0.7.3$Linux_X86_64 LibreOffice_project/00m0$Build-3</meta:generator>
    <meta:document-statistic meta:table-count="1" meta:cell-count="2991" meta:object-count="0"/>
  </office:meta>
</office:document-meta>
</file>